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185100006A7300001DFCC8EDD709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0.001cm" svg:height="1.204cm" svg:x="12.065cm" svg:y="12.7cm">
          <draw:text-box>
            <text:p text:style-name="P1"/>
          </draw:text-box>
        </draw:frame>
        <draw:frame draw:style-name="gr2" draw:layer="layout" svg:width="0.502cm" svg:height="1.204cm" svg:x="13.97cm" svg:y="13.97cm">
          <draw:text-box>
            <text:p text:style-name="P1"/>
          </draw:text-box>
        </draw:frame>
        <draw:frame draw:style-name="gr3" draw:text-style-name="P2" draw:layer="layout" svg:width="27.25cm" svg:height="7.675cm" svg:x="0.536cm" svg:y="6.783cm">
          <draw:image xlink:href="Pictures/2000185100006A7300001DFCC8EDD709.svm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suresh thummalapenta</meta:initial-creator>
    <meta:creation-date>2007-07-19T18:06:17</meta:creation-date>
    <dc:creator>suresh thummalapenta</dc:creator>
    <dc:date>2007-08-01T02:20:00</dc:date>
    <dc:language>en-US</dc:language>
    <meta:editing-cycles>14</meta:editing-cycles>
    <meta:editing-duration>PT7M43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